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>
        <table:table-row>
          <table:table-cell>
            <text:p><office:annotation><dc:creator>POD</dc:creator><dc:date>2015-04-16T09:32:52</dc:date><text:p>The table you wanted to populate with 'persons' can't be dumped with the '-' option because it has more than one cell in it.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09:04</dc:date>
    <dc:language>fr-BE</dc:language>
    <meta:editing-cycles>11</meta:editing-cycles>
    <meta:editing-duration>PT16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5" meta:character-count="32"/>
  </office:meta>
</office:document-meta>
</file>